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luginTest.mock_maker_should_be_in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uginTest.member_accessor_should_be_mod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